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Heading_20_2" style:list-style-name="L1"/>
    <style:style style:name="P3" style:family="paragraph" style:parent-style-name="Standard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8500870809940656" text:style-name="Outline">
        <text:list-item>
          <text:p text:style-name="P1">Proyecto: Mini API REST con Consumo en Streamlit</text:p>
          <text:list>
            <text:list-item>
              <text:h text:style-name="Heading_20_2" text:outline-level="2">Introducción</text:h>
            </text:list-item>
          </text:list>
        </text:list-item>
      </text:list>
      <text:p text:style-name="Text_20_body"/>
      <text:p text:style-name="Standard">En este proyecto desarrollaremos una aplicación compuesta por dos partes principales: una API REST creada con FastAPI y una interfaz interactiva desarrollada con Streamlit que consumirá los datos proporcionados por la API. Este enfoque no solo permite practicar el diseño y consumo de APIs, sino también desarrollar habilidades en la presentación y visualización de datos de manera amigable para el usuario.</text:p>
      <text:p text:style-name="Standard"/>
      <text:list xml:id="list30534755" text:continue-numbering="true" text:style-name="Outline">
        <text:list-item>
          <text:list>
            <text:list-item>
              <text:h text:style-name="Heading_20_2" text:outline-level="2">Objetivos</text:h>
            </text:list-item>
          </text:list>
        </text:list-item>
      </text:list>
      <text:p text:style-name="Text_20_body"/>
      <text:p text:style-name="Standard">1. Diseñar una API REST funcional que proporcione datos ficticios.</text:p>
      <text:p text:style-name="Standard"><text:line-break/>2. Implementar una aplicación en Streamlit para consumir los datos de la API y mostrarlos de manera interactiva.</text:p>
      <text:p text:style-name="Standard"><text:line-break/>3. Practicar conceptos clave como el uso de endpoints, peticiones HTTP y visualización de datos.</text:p>
      <text:p text:style-name="Standard"><text:line-break/>4. Mejorar la comprensión y aplicación de herramientas modernas de desarrollo web y científico.</text:p>
      <text:p text:style-name="Standard"/>
      <text:list xml:id="list30520756" text:continue-numbering="true" text:style-name="Outline">
        <text:list-item>
          <text:list>
            <text:list-item>
              <text:h text:style-name="Heading_20_2" text:outline-level="2">Tecnologías Utilizadas</text:h>
            </text:list-item>
          </text:list>
        </text:list-item>
      </text:list>
      <text:p text:style-name="Text_20_body"/>
      <text:p text:style-name="P3">-Python: <text:s/>Lenguaje principal para la implementación.<text:line-break/>- FastAPI: <text:s/>Framework ligero y rápido para desarrollar la API REST.<text:line-break/>- Uvicorn: <text:s/>Servidor ASGI para ejecutar la API.<text:line-break/>- Streamlit: <text:s/>Framework para construir aplicaciones web interactivas.<text:line-break/>- Requests: <text:s/>Biblioteca para realizar peticiones HTTP desde Streamlit.<text:line-break/>- Pandas y Matplotlib: <text:s/>Análisis y visualización de datos en la interfaz.</text:p>
      <text:list xml:id="list1810954032400859044" text:style-name="L1">
        <text:list-header>
          <text:h text:style-name="P2" text:outline-level="2"><text:soft-page-break/></text:h>
        </text:list-header>
      </text:list>
      <text:list xml:id="list30527729" text:continue-list="list30520756" text:style-name="Outline">
        <text:list-item>
          <text:list>
            <text:list-item>
              <text:h text:style-name="Heading_20_2" text:outline-level="2">Alcance del Proyecto</text:h>
            </text:list-item>
          </text:list>
        </text:list-item>
      </text:list>
      <text:p text:style-name="Text_20_body"/>
      <text:p text:style-name="Text_20_body"/>
      <text:p text:style-name="Standard">1. Creación de la API:<text:line-break/> <text:s text:c="2"/>- Datos ficticios:*Simularemos información sobre usuarios y transacciones financieras.<text:line-break/> <text:s text:c="2"/>- Endpoints:<text:line-break/> <text:s text:c="4"/><text:tab/>- `/users`:<text:tab/> Retornará una lista de usuarios con detalles como nombre, edad y <text:tab/><text:tab/> <text:s text:c="15"/>ubicación.<text:line-break/> <text:s text:c="11"/>- `/transactions`: Proporcionará un historial de transacciones con información sobre <text:tab/><text:tab/><text:tab/> el monto, la fecha y el usuario asociado.<text:line-break/><text:line-break/>2. Aplicación de Streamlit:<text:line-break/> <text:s text:c="2"/>- Consumo de datos: La app realizará peticiones a los endpoints para obtener y procesar los datos.</text:p>
      <text:p text:style-name="Standard"><text:line-break/> <text:s text:c="2"/>- **Visualización:**<text:line-break/> <text:s text:c="4"/>- Tabla interactiva para explorar los datos.<text:line-break/> <text:s text:c="4"/>- Gráficos dinámicos, como histográmicas o barras, para representar los datos.<text:line-break/> <text:s text:c="4"/>- Métricas clave como el gasto promedio por usuario.<text:line-break/><text:line-break/>3. **Interacción:**<text:line-break/> <text:s text:c="2"/>- Capacidad de filtrar los datos según diferentes criterios (p. ej., transacciones por rango de fechas).<text:line-break/> <text:s text:c="2"/>- Diseño simple y limpio para que cualquier usuario pueda entender y utilizar la herramienta.</text:p>
      <text:list xml:id="list30517915" text:continue-numbering="true" text:style-name="Outline">
        <text:list-item>
          <text:list>
            <text:list-item>
              <text:h text:style-name="Heading_20_2" text:outline-level="2">Fases del Desarrollo</text:h>
            </text:list-item>
          </text:list>
        </text:list-item>
      </text:list>
      <text:p text:style-name="Standard">1. **Diseño de la API:**<text:line-break/> <text:s text:c="2"/>- Crear la estructura de FastAPI.<text:line-break/> <text:s text:c="2"/>- Definir los datos ficticios y las respuestas de los endpoints.<text:line-break/> <text:s text:c="2"/>- Probar la API localmente usando Uvicorn y herramientas como Postman o cURL.<text:line-break/><text:line-break/>2. **Desarrollo de la Aplicación Streamlit:**<text:line-break/> <text:s text:c="2"/>- Diseñar la estructura base de la app.<text:line-break/> <text:s text:c="2"/>- Implementar funciones para consumir la API y procesar los datos.<text:line-break/> <text:s text:c="2"/>- Crear componentes visuales para presentar los datos.<text:line-break/><text:line-break/>3. **Integración y Pruebas:**<text:line-break/> <text:s text:c="2"/>- Conectar la API con la aplicación de Streamlit.<text:line-break/> <text:s text:c="2"/>- Realizar pruebas end-to-end para asegurar el correcto funcionamiento.<text:line-break/><text:soft-page-break/><text:line-break/>4. **Optimización:**<text:line-break/> <text:s text:c="2"/>- Mejorar la experiencia de usuario.<text:line-break/> <text:s text:c="2"/>- Refinar el diseño visual y la organización de los datos en la interfaz.</text:p>
      <text:list xml:id="list30517418" text:continue-numbering="true" text:style-name="Outline">
        <text:list-item>
          <text:list>
            <text:list-item>
              <text:h text:style-name="Heading_20_2" text:outline-level="2">Entregables</text:h>
            </text:list-item>
          </text:list>
        </text:list-item>
      </text:list>
      <text:p text:style-name="Standard">1. Código fuente de la API y la aplicación Streamlit.<text:line-break/>2. Documentación que describa:<text:line-break/> <text:s text:c="2"/>- Uso de la API (endpoints, formatos de respuesta, etc.).<text:line-break/> <text:s text:c="2"/>- Instrucciones para ejecutar la aplicación localmente.<text:line-break/>3. Un despliegue funcional de la API y la aplicación (opcional en una plataforma como Heroku o Streamlit Cloud).</text:p>
      <text:list xml:id="list30549449" text:continue-numbering="true" text:style-name="Outline">
        <text:list-item>
          <text:list>
            <text:list-item>
              <text:h text:style-name="Heading_20_2" text:outline-level="2">Próximos Pasos</text:h>
            </text:list-item>
          </text:list>
        </text:list-item>
      </text:list>
      <text:p text:style-name="Standard">1. Configurar el entorno de desarrollo.<text:line-break/>2. Implementar los endpoints de la API.<text:line-break/>3. Diseñar la base de la aplicación Streamlit.<text:line-break/>4. Integrar ambas partes y realizar prueb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4-12-10T10:27:54.78</dc:date>
    <meta:editing-duration>P0D</meta:editing-duration>
    <meta:generator>OpenOffice/4.1.15$Win32 OpenOffice.org_project/4115m2$Build-9813</meta:generator>
    <meta:document-statistic meta:table-count="0" meta:image-count="0" meta:object-count="0" meta:page-count="3" meta:paragraph-count="19" meta:word-count="517" meta:character-count="3494"/>
    <dc:creator>h a m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